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Table_20_Contents">
      <style:text-properties fo:language="ru" fo:country="RU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">
      <style:paragraph-properties fo:keep-with-next="always"/>
    </style:style>
    <style:style style:name="P11" style:family="paragraph" style:parent-style-name="Heading_20_1">
      <style:text-properties fo:language="ru" fo:country="RU"/>
    </style:style>
    <style:style style:name="P12" style:family="paragraph" style:parent-style-name="Text_20_body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11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B2" office:value-type="float" office:value="15">
            <text:p text:style-name="P5">15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B2" office:value-type="float" office:value="16">
            <text:p text:style-name="P5">16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B2" office:value-type="float" office:value="17">
            <text:p text:style-name="P5">17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B2" office:value-type="float" office:value="18">
            <text:p text:style-name="P5">18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</table:table>
      <text:p text:style-name="P3"/>
      <text:h text:style-name="P11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pan text:style-name="T2">Режим отключается записью 0 в этот бит.</text:span></text:p>
          </table:table-cell>
        </table:table-row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байтах для режима </text:p>
          </table:table-cell>
        </table:table-row>
        <table:table-row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P5"/>
          </table:table-cell>
          <table:table-cell table:style-name="Таблица3.D2" office:value-type="string">
            <text:p text:style-name="P6"/>
          </table:table-cell>
        </table:table-row>
      </table:table>
      <text:h text:style-name="Heading_20_1" text:outline-level="1"><text:soft-page-break/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CLK <text:span text:style-name="T2">от ПЛИС</text:span>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, JC</text:p>
          </table:table-cell>
          <table:table-cell table:style-name="Таблица5.A2" office:value-type="string">
            <text:p text:style-name="P6">Данные <text:span text:style-name="T1">JD3 – CLKOUT</text:span>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6">Данные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/>
      <text:p text:style-name="P3">100 Гц, 1кГц, 10кГц.</text:p>
      <text:p text:style-name="P3"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<text:soft-page-break/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11" text:outline-level="1">Синхронизация по уровню</text:h>
      <text:p text:style-name="Text_20_body"><text:span text:style-name="T2">Передача пакета начинается, если уровень сигнала держится ниже порога в течение заданного количества отсчетов. Передача пакета прекращается, если уровень сигнала выше порога в течение заданного количества отсчетов.</text:span></text:p>
      <text:p text:style-name="P7">Таблица <text:sequence text:ref-name="refTable4" text:name="Table" text:formula="ooow:Table+1" style:num-format="1">5</text:sequence>: Параметры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5">THRESH</text:p>
          </table:table-cell>
          <table:table-cell table:style-name="Таблица7.B1" office:value-type="string">
            <text:p text:style-name="P6">Порог</text:p>
          </table:table-cell>
        </table:table-row>
        <table:table-row>
          <table:table-cell table:style-name="Таблица7.A2" office:value-type="string">
            <text:p text:style-name="P5">N<text:span text:style-name="T2">_</text:span>START</text:p>
          </table:table-cell>
          <table:table-cell table:style-name="Таблица7.B2" office:value-type="string">
            <text:p text:style-name="P6">Количество отсчетов запуска</text:p>
          </table:table-cell>
        </table:table-row>
        <table:table-row>
          <table:table-cell table:style-name="Таблица7.A2" office:value-type="string">
            <text:p text:style-name="P5">N_STOP</text:p>
          </table:table-cell>
          <table:table-cell table:style-name="Таблица7.B2" office:value-type="string">
            <text:p text:style-name="P6">Количество отсчетов конца пакета</text:p>
          </table:table-cell>
        </table:table-row>
      </table:table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43M48S</meta:editing-duration>
    <meta:editing-cycles>254</meta:editing-cycles>
    <meta:generator>OpenOffice/4.1.7$Win32 OpenOffice.org_project/417m1$Build-9800</meta:generator>
    <dc:date>2020-07-26T23:06:09.88</dc:date>
    <dc:creator>Олег Гаврильченко</dc:creator>
    <meta:document-statistic meta:table-count="7" meta:image-count="0" meta:object-count="0" meta:page-count="4" meta:paragraph-count="210" meta:word-count="621" meta:character-count="3621"/>
    <meta:user-defined meta:name="Info 1"/>
    <meta:user-defined meta:name="Info 2"/>
    <meta:user-defined meta:name="Info 3"/>
    <meta:user-defined meta:name="Info 4"/>
  </office:meta>
</office:document-meta>
</file>